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 officeooo:rsid="00084b84" officeooo:paragraph-rsid="00084b84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bold" officeooo:rsid="00084b84" officeooo:paragraph-rsid="00084b84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084b84" officeooo:paragraph-rsid="00084b84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7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8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fo:background-color="#ebeef9" loext:padding="0cm" loext:border="none"/>
    </style:style>
    <style:style style:name="P9" style:family="paragraph" style:parent-style-name="Text_20_body" style:list-style-name="L2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monospace" fo:font-size="14pt" fo:letter-spacing="normal" fo:font-style="normal" fo:font-weight="normal" loext:padding="0cm" loext:border="none"/>
    </style:style>
    <style:style style:name="P10" style:family="paragraph" style:parent-style-name="Standard">
      <style:text-properties fo:color="#000000" officeooo:rsid="00016429" officeooo:paragraph-rsid="00016429"/>
    </style:style>
    <style:style style:name="P11" style:family="paragraph" style:parent-style-name="Standard">
      <style:text-properties fo:color="#000000" officeooo:rsid="000ddf30" officeooo:paragraph-rsid="00016429"/>
    </style:style>
    <style:style style:name="P12" style:family="paragraph" style:parent-style-name="Standard">
      <style:text-properties fo:color="#000000" officeooo:rsid="000335b7" officeooo:paragraph-rsid="000335b7" fo:background-color="transparent"/>
    </style:style>
    <style:style style:name="P13" style:family="paragraph" style:parent-style-name="Standard">
      <style:text-properties fo:color="#000000" officeooo:rsid="000361e4" officeooo:paragraph-rsid="000361e4" fo:background-color="transparent"/>
    </style:style>
    <style:style style:name="P14" style:family="paragraph" style:parent-style-name="Standard">
      <style:text-properties officeooo:rsid="000b4d82" officeooo:paragraph-rsid="00016429"/>
    </style:style>
    <style:style style:name="P15" style:family="paragraph" style:parent-style-name="Standard">
      <style:text-properties officeooo:rsid="000ddf30" officeooo:paragraph-rsid="00016429"/>
    </style:style>
    <style:style style:name="P16" style:family="paragraph" style:parent-style-name="Standard">
      <style:text-properties officeooo:rsid="0003382f" officeooo:paragraph-rsid="00016429"/>
    </style:style>
    <style:style style:name="P17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8" style:family="paragraph" style:parent-style-name="Standard">
      <style:text-properties fo:color="#d4d4d4" style:font-name="Droid Sans Mono" fo:font-size="10.5pt" fo:font-weight="normal" officeooo:rsid="000335b7" officeooo:paragraph-rsid="000335b7" fo:background-color="#1e1e1e"/>
    </style:style>
    <style:style style:name="P19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20" style:family="paragraph" style:parent-style-name="Standard">
      <style:paragraph-properties style:line-height-at-least="0.503cm"/>
    </style:style>
    <style:style style:name="P21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361e4" officeooo:paragraph-rsid="000361e4" fo:background-color="transparent"/>
    </style:style>
    <style:style style:name="P22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01e5" officeooo:paragraph-rsid="000401e5" fo:background-color="transparent"/>
    </style:style>
    <style:style style:name="P2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42c61" officeooo:paragraph-rsid="00042c61" fo:background-color="transparent"/>
    </style:style>
    <style:style style:name="P24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5af73" officeooo:paragraph-rsid="0005af73" fo:background-color="transparent"/>
    </style:style>
    <style:style style:name="P25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77ccf" officeooo:paragraph-rsid="00077ccf" fo:background-color="transparent"/>
    </style:style>
    <style:style style:name="P2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0837a3" officeooo:paragraph-rsid="000837a3" fo:background-color="transparent"/>
    </style:style>
    <style:style style:name="P27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bold" officeooo:rsid="00042c61" officeooo:paragraph-rsid="00042c61" fo:background-color="transparent" style:font-weight-asian="bold" style:font-weight-complex="bold"/>
    </style:style>
    <style:style style:name="P28" style:family="paragraph" style:parent-style-name="Standard">
      <style:text-properties fo:font-variant="normal" fo:text-transform="none" fo:color="#000000" style:font-name="monospace" fo:font-size="14pt" fo:letter-spacing="normal" fo:font-style="normal" fo:font-weight="normal" officeooo:rsid="000837a3" officeooo:paragraph-rsid="000837a3" fo:background-color="transparent"/>
    </style:style>
    <style:style style:name="P29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401e5" officeooo:paragraph-rsid="000401e5" fo:background-color="#1e1e1e"/>
    </style:style>
    <style:style style:name="P30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42c61" officeooo:paragraph-rsid="00042c61" fo:background-color="#1e1e1e"/>
    </style:style>
    <style:style style:name="P31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5af73" officeooo:paragraph-rsid="0005af73" fo:background-color="#1e1e1e"/>
    </style:style>
    <style:style style:name="P32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77ccf" officeooo:paragraph-rsid="00077ccf" fo:background-color="#1e1e1e"/>
    </style:style>
    <style:style style:name="P33" style:family="paragraph" style:parent-style-name="Standard">
      <style:text-properties fo:font-variant="normal" fo:text-transform="none" fo:color="#6a9955" style:font-name="Droid Sans Mono" fo:font-size="10.5pt" fo:letter-spacing="normal" fo:font-style="normal" fo:font-weight="normal" officeooo:rsid="000837a3" officeooo:paragraph-rsid="000837a3" fo:background-color="#1e1e1e"/>
    </style:style>
    <style:style style:name="P34" style:family="paragraph" style:parent-style-name="Standard">
      <style:text-properties fo:font-variant="normal" fo:text-transform="none" fo:color="#d4d4d4" style:font-name="Droid Sans Mono" fo:font-size="10.5pt" fo:letter-spacing="normal" fo:font-style="normal" fo:font-weight="normal" officeooo:rsid="000837a3" officeooo:paragraph-rsid="000837a3" fo:background-color="#1e1e1e"/>
    </style:style>
    <style:style style:name="P35" style:family="paragraph" style:parent-style-name="Standard">
      <style:paragraph-properties fo:margin-top="0cm" fo:margin-bottom="0.499cm" loext:contextual-spacing="false" style:line-height-at-least="0.503cm"/>
    </style:style>
    <style:style style:name="P36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3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normal" fo:background-color="#1e1e1e"/>
    </style:style>
    <style:style style:name="P3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6a9955" style:font-name="Droid Sans Mono" fo:font-size="10.5pt" fo:letter-spacing="normal" fo:font-style="normal" fo:font-weight="normal" officeooo:rsid="00084b84" officeooo:paragraph-rsid="00084b84" fo:background-color="#1e1e1e"/>
    </style:style>
    <style:style style:name="P40" style:family="paragraph" style:parent-style-name="Preformatted_20_Text">
      <style:text-properties style:font-name="monospace" officeooo:rsid="000ddf30" officeooo:paragraph-rsid="00016429"/>
    </style:style>
    <style:style style:name="P41" style:family="paragraph" style:parent-style-name="Preformatted_20_Text">
      <style:text-properties style:font-name="monospace" officeooo:paragraph-rsid="00016429" fo:background-color="#fff200"/>
    </style:style>
    <style:style style:name="P42" style:family="paragraph" style:parent-style-name="Preformatted_20_Text">
      <style:paragraph-properties fo:margin-top="0cm" fo:margin-bottom="0.499cm" loext:contextual-spacing="false"/>
      <style:text-properties style:font-name="monospace" officeooo:paragraph-rsid="00016429"/>
    </style:style>
    <style:style style:name="T1" style:family="text">
      <style:text-properties fo:background-color="#ff3333" loext:char-shading-value="0"/>
    </style:style>
    <style:style style:name="T2" style:family="text">
      <style:text-properties officeooo:rsid="00135db0"/>
    </style:style>
    <style:style style:name="T3" style:family="text">
      <style:text-properties fo:color="#c20cb9" fo:font-weight="bold"/>
    </style:style>
    <style:style style:name="T4" style:family="text">
      <style:text-properties fo:background-color="#fff200" loext:char-shading-value="0"/>
    </style:style>
    <style:style style:name="T5" style:family="text">
      <style:text-properties fo:color="#569cd6"/>
    </style:style>
    <style:style style:name="T6" style:family="text">
      <style:text-properties fo:color="#9cdcfe"/>
    </style:style>
    <style:style style:name="T7" style:family="text">
      <style:text-properties fo:color="#dcdcaa"/>
    </style:style>
    <style:style style:name="T8" style:family="text">
      <style:text-properties fo:color="#ce9178"/>
    </style:style>
    <style:style style:name="T9" style:family="text">
      <style:text-properties fo:color="#c586c0"/>
    </style:style>
    <style:style style:name="T10" style:family="text">
      <style:text-properties fo:color="#4ec9b0"/>
    </style:style>
    <style:style style:name="T11" style:family="text">
      <style:text-properties fo:color="#b5cea8"/>
    </style:style>
    <style:style style:name="T12" style:family="text">
      <style:text-properties fo:font-weight="bold"/>
    </style:style>
    <style:style style:name="T13" style:family="text">
      <style:text-properties fo:color="#0000ff"/>
    </style:style>
    <style:style style:name="T14" style:family="text">
      <style:text-properties fo:color="#008000"/>
    </style:style>
    <style:style style:name="T15" style:family="text">
      <style:text-properties fo:color="#b22222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Node mySql sa YouTuba</text:p>
      <text:p text:style-name="P10"><text:a xlink:type="simple" xlink:href="https://www.youtube.com/watch?v=EN6Dx22cPRI&amp;t=269s" text:style-name="Internet_20_link" text:visited-style-name="Visited_20_Internet_20_Link">https://www.youtube.com/watch?v=EN6Dx22cPRI&amp;t=269s</text:a></text:p>
      <text:p text:style-name="P10">Prvo mora da se pokrene Apache</text:p>
      <text:p text:style-name="P14">Pre svega mora da se pokrene Apache.</text:p>
      <text:p text:style-name="P15">Php pokretanje Apaca</text:p>
      <text:p text:style-name="P15"><text:s/><text:span text:style-name="T2">Ne moze da rade istovremeno i apac i nginx</text:span></text:p>
      <text:p text:style-name="P15">Prvo se udje na lokaciju Other location pa var pa www pa html i tu napravi folder</text:p>
      <text:p text:style-name="P15">udje se u folder i dezaktivira nginx pa aktivira apache.</text:p>
      <text:p text:style-name="P40"><text:span text:style-name="T3">sudo</text:span> systemctl start nginx </text:p>
      <text:p text:style-name="P41"><text:span text:style-name="T3">sudo</text:span> systemctl stop nginx </text:p>
      <text:p text:style-name="P42"><text:span text:style-name="T3">sudo</text:span> systemctl restart nginx</text:p>
      <text:p text:style-name="P16">zorica@zorica-Inspiron-3531:~/Sites/analiticka$ systemctl start apache2</text:p>
      <text:p text:style-name="P16">zorica@zorica-Inspiron-3531:~/Sites/analiticka$ systemctl status apache2</text:p>
      <text:p text:style-name="P15"><text:span text:style-name="Source_20_Text">sudo service apache2 stop</text:span></text:p>
      <text:p text:style-name="P15">zorica@zorica-Inspiron-3531:/var/www/html/oop1$ s<text:span text:style-name="T4">udo service apache2 stop</text:span></text:p>
      <text:p text:style-name="P15"/>
      <text:p text:style-name="P15">I treba da da ovakvu poruku</text:p>
      <text:p text:style-name="P15">zorica@zorica-Inspiron-3531:/var/www/html/oop1$ systemctl status apache2</text:p>
      <text:p text:style-name="P15">● apache2.service - The Apache HTTP Server</text:p>
      <text:p text:style-name="P15"/>
      <text:p text:style-name="P15">zorica@zorica-Inspiron-3531:/var/www/html/oop1$ <text:span text:style-name="T4">systemctl start apache2</text:span></text:p>
      <text:p text:style-name="P11">zorica@zorica-Inspiron-3531:/var/www/html/oop1$ <text:span text:style-name="T1">systemctl status apache2</text:span></text:p>
      <text:p text:style-name="P11"><text:span text:style-name="T1"/></text:p>
      <text:p text:style-name="P12">Prvo se napravi folder pa npm init</text:p>
      <text:p text:style-name="P12">Pa se instalira express i nodemon ali su kod mene vec instalirani.</text:p>
      <text:p text:style-name="P12"/>
      <text:p text:style-name="P12">/home/zorica/vezbamnodejs/Node.js MySQL/nodemysqlsayt/app.js</text:p>
      <text:p text:style-name="P18"><text:span text:style-name="T5">const</text:span> <text:span text:style-name="T6">express</text:span> = <text:span text:style-name="T7">require</text:span>(<text:span text:style-name="T8">'express'</text:span>);</text:p>
      <text:p text:style-name="P17"><text:span text:style-name="T5">const</text:span> <text:span text:style-name="T6">mysql</text:span> = <text:span text:style-name="T7">require</text:span>(<text:span text:style-name="T8">'mysql'</text:span>);</text:p>
      <text:p text:style-name="P20"/>
      <text:p text:style-name="P19">//Create connection</text:p>
      <text:p text:style-name="P17"><text:span text:style-name="T5">const</text:span> <text:span text:style-name="T6">db</text:span> = <text:span text:style-name="T6">mysql</text:span>.<text:span text:style-name="T7">createConnection</text:span>({</text:p>
      <text:p text:style-name="P17"><text:span text:style-name="T6">host:</text:span> <text:span text:style-name="T8">'localhost'</text:span>,</text:p>
      <text:p text:style-name="P17"><text:span text:style-name="T6">user:</text:span> <text:span text:style-name="T8">'root'</text:span>,</text:p>
      <text:p text:style-name="P17"><text:span text:style-name="T6">password:</text:span> <text:span text:style-name="T8">'stonitenis'</text:span>,</text:p>
      <text:p text:style-name="P17"><text:span text:style-name="T6">database:</text:span> <text:span text:style-name="T8">'nodemysql'</text:span></text:p>
      <text:p text:style-name="P17">});</text:p>
      <text:p text:style-name="P17"><text:span text:style-name="T6">db</text:span>.<text:span text:style-name="T7">connect</text:span>(<text:span text:style-name="T5">function</text:span> (<text:span text:style-name="T6">err</text:span>)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8">"Mysql connected!"</text:span>);</text:p>
      <text:p text:style-name="P17">});</text:p>
      <text:p text:style-name="P20"/>
      <text:p text:style-name="P17"><text:span text:style-name="T5">const</text:span> <text:span text:style-name="T6">app</text:span> = <text:span text:style-name="T7">express</text:span>();</text:p>
      <text:p text:style-name="P20"/>
      <text:p text:style-name="P17"><text:span text:style-name="T6">app</text:span>.<text:span text:style-name="T7">get</text:span>(<text:span text:style-name="T8">'/createdb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sql</text:span> = <text:span text:style-name="T8">"CREATE DATABASE mydb11"</text:span>;</text:p>
      <text:p text:style-name="P20"/>
      <text:p text:style-name="P17">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Db created...'</text:span>);</text:p>
      <text:p text:style-name="P17"><text:soft-page-break/>});</text:p>
      <text:p text:style-name="P17">});</text:p>
      <text:p text:style-name="P35"/>
      <text:p text:style-name="P17"><text:span text:style-name="T6">app</text:span>.<text:span text:style-name="T7">listen</text:span>(<text:span text:style-name="T11">3000</text:span>, () <text:span text:style-name="T5">=&gt;</text:span> {</text:p>
      <text:p text:style-name="P17"><text:span text:style-name="T10">console</text:span>.<text:span text:style-name="T7">log</text:span>(<text:span text:style-name="T8">'Server started on port 3000'</text:span>);</text:p>
      <text:p text:style-name="P17">})</text:p>
      <text:p text:style-name="P12"/>
      <text:p text:style-name="P13">Pa u brauzeru <text:a xlink:type="simple" xlink:href="http://localhost:3000/createdb" text:style-name="Internet_20_link" text:visited-style-name="Visited_20_Internet_20_Link">http://localhost:3000/createdb</text:a></text:p>
      <text:p text:style-name="P21">Db created…</text:p>
      <text:p text:style-name="P22">Sada napravimo table posts</text:p>
      <text:p text:style-name="P29">//Create table</text:p>
      <text:p text:style-name="P17"><text:span text:style-name="T6">app</text:span>.<text:span text:style-name="T7">get</text:span>(<text:span text:style-name="T8">'/createpoststable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sql</text:span> = <text:span text:style-name="T8">"CREATE TABLE posts(id INT AUTO_INCREMENT PRIMARY KEY , title VARCHAR(255), body VARCHAR(255))"</text:span>;</text:p>
      <text:p text:style-name="P20"/>
      <text:p text:style-name="P17">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Posts table created...'</text:span>);</text:p>
      <text:p text:style-name="P17">});</text:p>
      <text:p text:style-name="P17">});</text:p>
      <text:p text:style-name="P17"/>
      <text:p text:style-name="P22">A u brauzeru <text:a xlink:type="simple" xlink:href="http://localhost:3000/createpoststable" text:style-name="Internet_20_link" text:visited-style-name="Visited_20_Internet_20_Link">http://localhost:3000/createpoststable</text:a></text:p>
      <text:p text:style-name="P22">Posts table created…</text:p>
      <text:p text:style-name="P22">Sve je uradio ali u konektovanoj bazi nodemysql a ne onoj koju smo napravili.</text:p>
      <text:p text:style-name="P23"/>
      <text:p text:style-name="P27">Upis podataka</text:p>
      <text:p text:style-name="P30">//insert post</text:p>
      <text:p text:style-name="P17"><text:span text:style-name="T6">app</text:span>.<text:span text:style-name="T7">get</text:span>(<text:span text:style-name="T8">'/addpost1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post</text:span> = { <text:span text:style-name="T8">'title'</text:span><text:span text:style-name="T6">:</text:span> <text:span text:style-name="T8">'Post1'</text:span>, <text:span text:style-name="T8">'body'</text:span><text:span text:style-name="T6">:</text:span> <text:span text:style-name="T8">'this is post number one'</text:span> };</text:p>
      <text:p text:style-name="P17"><text:span text:style-name="T5">let</text:span> <text:span text:style-name="T6">sql</text:span> = <text:span text:style-name="T8">'INSERT INTO posts SET ?'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<text:span text:style-name="T6">post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Post one added...'</text:span>);</text:p>
      <text:p text:style-name="P17">});</text:p>
      <text:p text:style-name="P17">});</text:p>
      <text:p text:style-name="P36"/>
      <text:p text:style-name="P23"><text:a xlink:type="simple" xlink:href="http://localhost:3000/addpost1" text:style-name="Internet_20_link" text:visited-style-name="Visited_20_Internet_20_Link">http://localhost:3000/addpost1</text:a></text:p>
      <text:p text:style-name="P23">Post one added…</text:p>
      <text:p text:style-name="P24">jos jednom</text:p>
      <text:p text:style-name="P31">//insert post2</text:p>
      <text:p text:style-name="P17"><text:span text:style-name="T6">app</text:span>.<text:span text:style-name="T7">get</text:span>(<text:span text:style-name="T8">'/addpost2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post</text:span> = { <text:span text:style-name="T8">'title'</text:span><text:span text:style-name="T6">:</text:span> <text:span text:style-name="T8">'Post2'</text:span>, <text:span text:style-name="T8">'body'</text:span><text:span text:style-name="T6">:</text:span> <text:span text:style-name="T8">'this is post number two'</text:span> };</text:p>
      <text:p text:style-name="P17"><text:span text:style-name="T5">let</text:span> <text:span text:style-name="T6">sql</text:span> = <text:span text:style-name="T8">'INSERT INTO posts SET ?'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<text:span text:style-name="T6">post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oft-page-break/><text:span text:style-name="T6">res</text:span>.<text:span text:style-name="T7">send</text:span>(<text:span text:style-name="T8">'Post two added...'</text:span>);</text:p>
      <text:p text:style-name="P17">});</text:p>
      <text:p text:style-name="P17">});</text:p>
      <text:p text:style-name="P24"><text:a xlink:type="simple" xlink:href="http://localhost:3000/addpost2" text:style-name="Internet_20_link" text:visited-style-name="Visited_20_Internet_20_Link">http://localhost:3000/addpost2</text:a></text:p>
      <text:p text:style-name="P24">Post two added…</text:p>
      <text:p text:style-name="P24"/>
      <text:p text:style-name="P25">Ispisivanje svih postova</text:p>
      <text:p text:style-name="P32">//Select posts</text:p>
      <text:p text:style-name="P17"><text:span text:style-name="T6">app</text:span>.<text:span text:style-name="T7">get</text:span>(<text:span text:style-name="T8">'/getposts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sql</text:span> = <text:span text:style-name="T8">'SELECT * FROM posts '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POsts fetched...'</text:span>);</text:p>
      <text:p text:style-name="P17">});</text:p>
      <text:p text:style-name="P17">});</text:p>
      <text:p text:style-name="P25"><text:a xlink:type="simple" xlink:href="http://localhost:3000/getposts" text:style-name="Internet_20_link" text:visited-style-name="Visited_20_Internet_20_Link">http://localhost:3000/getposts</text:a></text:p>
      <text:p text:style-name="P25">POsts fetched…</text:p>
      <text:p text:style-name="P25"/>
      <text:p text:style-name="P26">Sada pojedinacno</text:p>
      <text:p text:style-name="P33">//Select single post</text:p>
      <text:p text:style-name="P17"><text:span text:style-name="T6">app</text:span>.<text:span text:style-name="T7">get</text:span>(<text:span text:style-name="T8">'/getpost/:id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sql</text:span> = <text:span text:style-name="T8">`SELECT * FROM posts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POst fetched...'</text:span>);</text:p>
      <text:p text:style-name="P17">});</text:p>
      <text:p text:style-name="P17">});</text:p>
      <text:p text:style-name="P26"/>
      <text:p text:style-name="P26"><text:a xlink:type="simple" xlink:href="http://localhost:3000/getpost/1" text:style-name="Internet_20_link" text:visited-style-name="Visited_20_Internet_20_Link">http://localhost:3000/getpost/1</text:a></text:p>
      <text:p text:style-name="P26">POst fetched…</text:p>
      <text:p text:style-name="P26"/>
      <text:p text:style-name="P26">A moze i ovako</text:p>
      <text:p text:style-name="P34"><text:span text:style-name="T6">res</text:span>.<text:span text:style-name="T7">send</text:span>(<text:span text:style-name="T6">result</text:span>);</text:p>
      <text:p text:style-name="P26"/>
      <text:p text:style-name="P26"><text:a xlink:type="simple" xlink:href="http://localhost:3000/getpost/1" text:style-name="Internet_20_link" text:visited-style-name="Visited_20_Internet_20_Link">http://localhost:3000/getpost/1</text:a></text:p>
      <text:p text:style-name="P28">[</text:p>
      <text:list xml:id="list3614827493" text:style-name="L1">
        <text:list-item>
          <text:p text:style-name="P5">{</text:p>
          <text:list>
            <text:list-item>
              <text:p text:style-name="P5"><text:span text:style-name="T12">id</text:span>: <text:span text:style-name="T13">1</text:span>,</text:p>
            </text:list-item>
            <text:list-item>
              <text:p text:style-name="P7"><text:span text:style-name="T12">title</text:span>: <text:span text:style-name="T14">"Post1"</text:span>,</text:p>
            </text:list-item>
            <text:list-item>
              <text:p text:style-name="P7"><text:span text:style-name="T12">body</text:span>: <text:span text:style-name="T14">"this is post number one"</text:span></text:p>
            </text:list-item>
          </text:list>
          <text:p text:style-name="P7">}</text:p>
        </text:list-item>
      </text:list>
      <text:p text:style-name="P1">]</text:p>
      <text:p text:style-name="P3">Update</text:p>
      <text:p text:style-name="P38">//Update post</text:p>
      <text:p text:style-name="P17"><text:soft-page-break/><text:span text:style-name="T6">app</text:span>.<text:span text:style-name="T7">get</text:span>(<text:span text:style-name="T8">'/updatepost/:id'</text:span>, (<text:span text:style-name="T6">req</text:span>, <text:span text:style-name="T6">res</text:span>) <text:span text:style-name="T5">=&gt;</text:span> {</text:p>
      <text:p text:style-name="P17"><text:span text:style-name="T5">let</text:span> <text:span text:style-name="T6">newTitle</text:span> = <text:span text:style-name="T8">'Updated Title'</text:span>;</text:p>
      <text:p text:style-name="P17"><text:span text:style-name="T5">let</text:span> <text:span text:style-name="T6">sql</text:span> = <text:span text:style-name="T8">`UPDATE posts SET title='</text:span><text:span text:style-name="T5">${</text:span><text:span text:style-name="T6">newTitle</text:span><text:span text:style-name="T5">}</text:span><text:span text:style-name="T8">'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6">result</text:span>);</text:p>
      <text:p text:style-name="P17">});</text:p>
      <text:p text:style-name="P17">});</text:p>
      <text:p text:style-name="P1"><text:a xlink:type="simple" xlink:href="http://localhost:3000/updatepost/1" text:style-name="Internet_20_link" text:visited-style-name="Visited_20_Internet_20_Link">http://localhost:3000/updatepost/1</text:a></text:p>
      <text:p text:style-name="P37">{</text:p>
      <text:list xml:id="list169099713" text:style-name="L2">
        <text:list-item>
          <text:p text:style-name="P6"><text:span text:style-name="T12">fieldCount</text:span>: <text:span text:style-name="T13">0</text:span>,</text:p>
        </text:list-item>
        <text:list-item>
          <text:p text:style-name="P9"><text:span text:style-name="T12">affectedRows</text:span>: <text:span text:style-name="T13">1</text:span>,</text:p>
        </text:list-item>
        <text:list-item>
          <text:p text:style-name="P9"><text:span text:style-name="T12">insertId</text:span>: <text:span text:style-name="T13">0</text:span>,</text:p>
        </text:list-item>
        <text:list-item>
          <text:p text:style-name="P9"><text:span text:style-name="T12">serverStatus</text:span>: <text:span text:style-name="T13">2</text:span>,</text:p>
        </text:list-item>
        <text:list-item>
          <text:p text:style-name="P8"><text:span text:style-name="T12">warningCount</text:span>: <text:span text:style-name="T13">0</text:span>,</text:p>
        </text:list-item>
        <text:list-item>
          <text:p text:style-name="P9"><text:span text:style-name="T12">message</text:span>: <text:span text:style-name="T14">"(Rows matched: 1 Changed: 1 Warnings: 0"</text:span>,</text:p>
        </text:list-item>
        <text:list-item>
          <text:p text:style-name="P9"><text:span text:style-name="T12">protocol41</text:span>: <text:span text:style-name="T15">true</text:span>,</text:p>
        </text:list-item>
        <text:list-item>
          <text:p text:style-name="P9"><text:span text:style-name="T12">changedRows</text:span>: <text:span text:style-name="T13">1</text:span></text:p>
        </text:list-item>
      </text:list>
      <text:p text:style-name="P1">}</text:p>
      <text:p text:style-name="P2">DELETE POST</text:p>
      <text:p text:style-name="P39">//Delete post</text:p>
      <text:p text:style-name="P17"><text:span text:style-name="T6">app</text:span>.<text:span text:style-name="T7">get</text:span>(<text:span text:style-name="T8">'/deletepost/:id'</text:span>, (<text:span text:style-name="T6">req</text:span>, <text:span text:style-name="T6">res</text:span>) <text:span text:style-name="T5">=&gt;</text:span> {</text:p>
      <text:p text:style-name="P19">// let newTitle = 'Updated Title';</text:p>
      <text:p text:style-name="P17"><text:span text:style-name="T5">let</text:span> <text:span text:style-name="T6">sql</text:span> = <text:span text:style-name="T8">`DELETE FROM posts WHERE id=</text:span><text:span text:style-name="T5">${</text:span><text:span text:style-name="T6">req</text:span>.<text:span text:style-name="T6">params</text:span>.<text:span text:style-name="T6">id</text:span><text:span text:style-name="T5">}</text:span><text:span text:style-name="T8">`</text:span>;</text:p>
      <text:p text:style-name="P17"><text:span text:style-name="T5">let</text:span> <text:span text:style-name="T6">query</text:span> = <text:span text:style-name="T6">db</text:span>.<text:span text:style-name="T7">query</text:span>(<text:span text:style-name="T6">sql</text:span>, (<text:span text:style-name="T6">err</text:span>, <text:span text:style-name="T6">result</text:span>) <text:span text:style-name="T5">=&gt;</text:span> {</text:p>
      <text:p text:style-name="P17"><text:span text:style-name="T9">if</text:span> (<text:span text:style-name="T6">err</text:span>) <text:span text:style-name="T9">throw</text:span> <text:span text:style-name="T6">err</text:span>;</text:p>
      <text:p text:style-name="P17"><text:span text:style-name="T10">console</text:span>.<text:span text:style-name="T7">log</text:span>(<text:span text:style-name="T6">result</text:span>);</text:p>
      <text:p text:style-name="P17"><text:span text:style-name="T6">res</text:span>.<text:span text:style-name="T7">send</text:span>(<text:span text:style-name="T8">'Post deleted'</text:span>);</text:p>
      <text:p text:style-name="P17">});</text:p>
      <text:p text:style-name="P17">});</text:p>
      <text:p text:style-name="P2"><text:a xlink:type="simple" xlink:href="http://localhost:3000/deletepost/3" text:style-name="Internet_20_link" text:visited-style-name="Visited_20_Internet_20_Link">http://localhost:3000/deletepost/3</text:a></text:p>
      <text:p text:style-name="P4">Post dele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Times New Roman" svg:font-family="'Times New Roman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r" fo:country="R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5:59:10.201110409</meta:creation-date>
    <meta:generator>LibreOffice/6.0.7.3$Linux_X86_64 LibreOffice_project/00m0$Build-3</meta:generator>
    <dc:date>2019-06-29T21:45:56.758311381</dc:date>
    <meta:editing-duration>PT5H5M4S</meta:editing-duration>
    <meta:editing-cycles>7</meta:editing-cycles>
    <meta:document-statistic meta:table-count="0" meta:image-count="0" meta:object-count="0" meta:page-count="4" meta:paragraph-count="158" meta:word-count="594" meta:character-count="4295" meta:non-whitespace-character-count="3869"/>
  </office:meta>
</office:document-meta>
</file>